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9915" officeooo:paragraph-rsid="000c9915"/>
    </style:style>
    <style:style style:name="P2" style:family="paragraph" style:parent-style-name="Standard">
      <style:text-properties officeooo:rsid="0010a5e0" officeooo:paragraph-rsid="0010a5e0"/>
    </style:style>
    <style:style style:name="P3" style:family="paragraph" style:parent-style-name="Standard">
      <style:text-properties officeooo:rsid="00120590" officeooo:paragraph-rsid="00120590"/>
    </style:style>
    <style:style style:name="P4" style:family="paragraph" style:parent-style-name="Standard">
      <style:text-properties officeooo:rsid="00125597" officeooo:paragraph-rsid="00125597"/>
    </style:style>
    <style:style style:name="P5" style:family="paragraph" style:parent-style-name="Standard">
      <style:text-properties officeooo:rsid="00139c33" officeooo:paragraph-rsid="00139c33"/>
    </style:style>
    <style:style style:name="P6" style:family="paragraph" style:parent-style-name="Standard">
      <style:text-properties officeooo:rsid="00185cff" officeooo:paragraph-rsid="00185cff"/>
    </style:style>
    <style:style style:name="P7" style:family="paragraph" style:parent-style-name="Standard">
      <style:text-properties officeooo:rsid="001e64ea" officeooo:paragraph-rsid="001e64ea"/>
    </style:style>
    <style:style style:name="P8" style:family="paragraph" style:parent-style-name="Standard">
      <style:text-properties officeooo:rsid="001e64ea" officeooo:paragraph-rsid="001e64ea"/>
    </style:style>
    <style:style style:name="P9" style:family="paragraph" style:parent-style-name="Standard">
      <style:text-properties officeooo:rsid="0020db8c" officeooo:paragraph-rsid="001e64ea"/>
    </style:style>
    <style:style style:name="P10" style:family="paragraph" style:parent-style-name="Standard">
      <style:text-properties officeooo:rsid="0020db8c" officeooo:paragraph-rsid="0020db8c"/>
    </style:style>
    <style:style style:name="P11" style:family="paragraph" style:parent-style-name="Standard">
      <style:text-properties officeooo:rsid="0024a199" officeooo:paragraph-rsid="0024a199"/>
    </style:style>
    <style:style style:name="T1" style:family="text">
      <style:text-properties officeooo:rsid="00119580"/>
    </style:style>
    <style:style style:name="T2" style:family="text">
      <style:text-properties officeooo:rsid="00143d8e"/>
    </style:style>
    <style:style style:name="T3" style:family="text">
      <style:text-properties officeooo:rsid="0016bd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process CheXpert:</text:p>
      <text:p text:style-name="P1">For training, all the unmentioned labels turned to 0. We use binary mapping of (U-Ones) that turns all the uncertain labels to 1.</text:p>
      <text:p text:style-name="P1"/>
      <text:p text:style-name="P2">Original dataset train :</text:p>
      <text:p text:style-name="P2"/>
      <text:p text:style-name="P1">No Finding: pos. = 22381 ; neg. = 201033</text:p>
      <text:p text:style-name="P1">Enlarged Cardiomediastinum: pos. = 23201 ; neg. = 200213</text:p>
      <text:p text:style-name="P1">Cardiomegaly: pos. = 35087 ; neg. = 188327</text:p>
      <text:p text:style-name="P1">Lung Opacity: pos. = 111179 ; neg. = 112235</text:p>
      <text:p text:style-name="P1">Lung Lesion: pos. = 10674 ; neg. = 212740</text:p>
      <text:p text:style-name="P1">Edema: pos. = 65230 ; neg. = 158184</text:p>
      <text:p text:style-name="P1">Consolidation: pos. = 42525 ; neg. = 180889</text:p>
      <text:p text:style-name="P1">Pneumonia: pos. = 24809 ; neg. = 198605</text:p>
      <text:p text:style-name="P1">Atelectasis: pos. = 67115 ; neg. = 156299</text:p>
      <text:p text:style-name="P1">Pneumothorax: pos. = 22593 ; neg. = 200821</text:p>
      <text:p text:style-name="P1">Pleural Effusion: pos. = 97815 ; neg. = 125599</text:p>
      <text:p text:style-name="P1">Pleural Other: pos. = 6176 ; neg. = 217238</text:p>
      <text:p text:style-name="P1">Fracture: pos. = 9682 ; neg. = 213732</text:p>
      <text:p text:style-name="P1">Support Devices: pos. = 117080 ; neg. = 106334</text:p>
      <text:p text:style-name="P1"/>
      <text:p text:style-name="P1"/>
      <text:p text:style-name="P2"><text:span text:style-name="T1">10%</text:span> valid per class</text:p>
      <text:p text:style-name="P2"/>
      <text:p text:style-name="P2"/>
      <text:p text:style-name="P3">Valid:</text:p>
      <text:p text:style-name="P3">No Finding: pos. = 2226 ; neg. = 20115</text:p>
      <text:p text:style-name="P3">Enlarged Cardiomediastinum: pos. = 2344 ; neg. = 19997</text:p>
      <text:p text:style-name="P3">Cardiomegaly: pos. = 3452 ; neg. = 18889</text:p>
      <text:p text:style-name="P3">Lung Opacity: pos. = 11092 ; neg. = 11249</text:p>
      <text:p text:style-name="P3">Lung Lesion: pos. = 1071 ; neg. = 21270</text:p>
      <text:p text:style-name="P3">Edema: pos. = 6647 ; neg. = 15694</text:p>
      <text:p text:style-name="P3">Consolidation: pos. = 4270 ; neg. = 18071</text:p>
      <text:p text:style-name="P3">Pneumonia: pos. = 2408 ; neg. = 19933</text:p>
      <text:p text:style-name="P3">Atelectasis: pos. = 6703 ; neg. = 15638</text:p>
      <text:p text:style-name="P3">Pneumothorax: pos. = 2269 ; neg. = 20072</text:p>
      <text:p text:style-name="P3">Pleural Effusion: pos. = 9743 ; neg. = 12598</text:p>
      <text:p text:style-name="P3">Pleural Other: pos. = 640 ; neg. = 21701</text:p>
      <text:p text:style-name="P3">Fracture: pos. = 1016 ; neg. = 21325</text:p>
      <text:p text:style-name="P3">Support Devices: pos. = 11736 ; neg. = 10605</text:p>
      <text:p text:style-name="P2"/>
      <text:p text:style-name="P3">Train:</text:p>
      <text:p text:style-name="P3">No Finding: pos. = 20155 ; neg. = 180918</text:p>
      <text:p text:style-name="P3">Enlarged Cardiomediastinum: pos. = 20857 ; neg. = 180216</text:p>
      <text:p text:style-name="P3">Cardiomegaly: pos. = 31635 ; neg. = 169438</text:p>
      <text:p text:style-name="P3">Lung Opacity: pos. = 100087 ; neg. = 100986</text:p>
      <text:p text:style-name="P3">Lung Lesion: pos. = 9603 ; neg. = 191470</text:p>
      <text:p text:style-name="P3">Edema: pos. = 58583 ; neg. = 142490</text:p>
      <text:p text:style-name="P3">Consolidation: pos. = 38255 ; neg. = 162818</text:p>
      <text:p text:style-name="P3">Pneumonia: pos. = 22401 ; neg. = 178672</text:p>
      <text:p text:style-name="P3">Atelectasis: pos. = 60412 ; neg. = 140661</text:p>
      <text:p text:style-name="P3">Pneumothorax: pos. = 20324 ; neg. = 180749</text:p>
      <text:p text:style-name="P3"><text:soft-page-break/>Pleural Effusion: pos. = 88072 ; neg. = 113001</text:p>
      <text:p text:style-name="P3">Pleural Other: pos. = 5536 ; neg. = 195537</text:p>
      <text:p text:style-name="P3">Fracture: pos. = 8666 ; neg. = 192407</text:p>
      <text:p text:style-name="P3">Support Devices: pos. = 105344 ; neg. = 95729</text:p>
      <text:p text:style-name="P3"/>
      <text:p text:style-name="P4">Test:</text:p>
      <text:p text:style-name="P4">No Finding: pos. = 38 ; neg. = 196</text:p>
      <text:p text:style-name="P4">Enlarged Cardiomediastinum: pos. = 109 ; neg. = 125</text:p>
      <text:p text:style-name="P4">Cardiomegaly: pos. = 68 ; neg. = 166</text:p>
      <text:p text:style-name="P4">Lung Opacity: pos. = 126 ; neg. = 108</text:p>
      <text:p text:style-name="P4">Lung Lesion: pos. = 1 ; neg. = 233</text:p>
      <text:p text:style-name="P4">Edema: pos. = 45 ; neg. = 189</text:p>
      <text:p text:style-name="P4">Consolidation: pos. = 33 ; neg. = 201</text:p>
      <text:p text:style-name="P4">Pneumonia: pos. = 8 ; neg. = 226</text:p>
      <text:p text:style-name="P4">Atelectasis: pos. = 80 ; neg. = 154</text:p>
      <text:p text:style-name="P4">Pneumothorax: pos. = 8 ; neg. = 226</text:p>
      <text:p text:style-name="P4">Pleural Effusion: pos. = 67 ; neg. = 167</text:p>
      <text:p text:style-name="P4">Pleural Other: pos. = 1 ; neg. = 233</text:p>
      <text:p text:style-name="P4">Fracture: pos. = 0 ; neg. = 234</text:p>
      <text:p text:style-name="P4">Support Devices: pos. = 107 ; neg. = 127</text:p>
      <text:p text:style-name="P4"/>
      <text:p text:style-name="P4"/>
      <text:p text:style-name="P5"><text:span text:style-name="T2">In our experiments, c</text:span>lasses are not balanced. The difficulty of balancing classes is that one data may have more than one labels. <text:span text:style-name="T3">We use simple class balancing by precalculating the amount of data per classes</text:span>. This is however not part of our research focus.</text:p>
      <text:p text:style-name="P5"/>
      <text:p text:style-name="P5"/>
      <text:p text:style-name="P5"/>
      <text:p text:style-name="P6">Chest Xray 14 dataset</text:p>
      <text:p text:style-name="P6">No Finding: pos. = 60361 ; neg. = 51759</text:p>
      <text:p text:style-name="P6">Enlarged Cardiomediastinum: pos. = 11559 ; neg. = 100561</text:p>
      <text:p text:style-name="P6">Cardiomegaly: pos. = 2776 ; neg. = 109344</text:p>
      <text:p text:style-name="P6">Lung Opacity: pos. = 13317 ; neg. = 98803</text:p>
      <text:p text:style-name="P6">Lung Lesion: pos. = 19894 ; neg. = 92226</text:p>
      <text:p text:style-name="P6">Edema: pos. = 5782 ; neg. = 106338</text:p>
      <text:p text:style-name="P6">Consolidation: pos. = 6331 ; neg. = 105789</text:p>
      <text:p text:style-name="P6">Pneumonia: pos. = 1431 ; neg. = 110689</text:p>
      <text:p text:style-name="P6">Atelectasis: pos. = 5302 ; neg. = 106818</text:p>
      <text:p text:style-name="P6">Pneumothorax: pos. = 4667 ; neg. = 107453</text:p>
      <text:p text:style-name="P6">Pleural Effusion: pos. = 2303 ; neg. = 109817</text:p>
      <text:p text:style-name="P6">Pleural Other: pos. = 2516 ; neg. = 109604</text:p>
      <text:p text:style-name="P6">Fracture: pos. = 1686 ; neg. = 110434</text:p>
      <text:p text:style-name="P6">Support Devices: pos. = 3385 ; neg. = 108735</text:p>
      <text:p text:style-name="P6"/>
      <text:p text:style-name="P7">10 % … valid</text:p>
      <text:p text:style-name="P7">Atelectasis: pos. = 800 ; neg. = 7852</text:p>
      <text:p text:style-name="P7">Cardiomegaly: pos. = 162 ; neg. = 8490</text:p>
      <text:p text:style-name="P7">Effusion: pos. = 839 ; neg. = 7813</text:p>
      <text:p text:style-name="P7">Infiltration: pos. = 1413 ; neg. = 7239</text:p>
      <text:p text:style-name="P7">Mass: pos. = 436 ; neg. = 8216</text:p>
      <text:p text:style-name="P7">Nodule: pos. = 499 ; neg. = 8153</text:p>
      <text:p text:style-name="P7">Pneumonia: pos. = 82 ; neg. = 8570</text:p>
      <text:p text:style-name="P7"><text:soft-page-break/>Pneumothorax: pos. = 258 ; neg. = 8394</text:p>
      <text:p text:style-name="P7">Consolidation: pos. = 282 ; neg. = 8370</text:p>
      <text:p text:style-name="P7">Edema: pos. = 138 ; neg. = 8514</text:p>
      <text:p text:style-name="P7">Emphysema: pos. = 153 ; neg. = 8499</text:p>
      <text:p text:style-name="P7">Fibrosis: pos. = 131 ; neg. = 8521</text:p>
      <text:p text:style-name="P7">Pleural_Thickening: pos. = 251 ; neg. = 8401</text:p>
      <text:p text:style-name="P7">Hernia: pos. = 9 ; neg. = 8643</text:p>
      <text:p text:style-name="P7"/>
      <text:p text:style-name="P7">90%… training</text:p>
      <text:p text:style-name="P7">Atelectasis: pos. = 7480 ; neg. = 70392</text:p>
      <text:p text:style-name="P7">Cardiomegaly: pos. = 1545 ; neg. = 76327</text:p>
      <text:p text:style-name="P7">Effusion: pos. = 7820 ; neg. = 70052</text:p>
      <text:p text:style-name="P7">Infiltration: pos. = 12369 ; neg. = 65503</text:p>
      <text:p text:style-name="P7">Mass: pos. = 3598 ; neg. = 74274</text:p>
      <text:p text:style-name="P7">Nodule: pos. = 4209 ; neg. = 73663</text:p>
      <text:p text:style-name="P7">Pneumonia: pos. = 794 ; neg. = 77078</text:p>
      <text:p text:style-name="P7">Pneumothorax: pos. = 2379 ; neg. = 75493</text:p>
      <text:p text:style-name="P7">Consolidation: pos. = 2570 ; neg. = 75302</text:p>
      <text:p text:style-name="P7">Edema: pos. = 1240 ; neg. = 76632</text:p>
      <text:p text:style-name="P7">Emphysema: pos. = 1270 ; neg. = 76602</text:p>
      <text:p text:style-name="P7">Fibrosis: pos. = 1120 ; neg. = 76752</text:p>
      <text:p text:style-name="P7">Pleural_Thickening: pos. = 1991 ; neg. = 75881</text:p>
      <text:p text:style-name="P7">Hernia: pos. = 132 ; neg. = 77740</text:p>
      <text:p text:style-name="P9"/>
      <text:p text:style-name="P11">test</text:p>
      <text:p text:style-name="P10">Atelectasis: pos. = 3279 ; neg. = 108841</text:p>
      <text:p text:style-name="P10">Cardiomegaly: pos. = 1069 ; neg. = 111051</text:p>
      <text:p text:style-name="P10">Effusion: pos. = 4658 ; neg. = 107462</text:p>
      <text:p text:style-name="P10">Infiltration: pos. = 6112 ; neg. = 106008</text:p>
      <text:p text:style-name="P10">Mass: pos. = 1748 ; neg. = 110372</text:p>
      <text:p text:style-name="P10">Nodule: pos. = 1623 ; neg. = 110497</text:p>
      <text:p text:style-name="P10">Pneumonia: pos. = 555 ; neg. = 111565</text:p>
      <text:p text:style-name="P10">Pneumothorax: pos. = 2665 ; neg. = 109455</text:p>
      <text:p text:style-name="P10">Consolidation: pos. = 1815 ; neg. = 110305</text:p>
      <text:p text:style-name="P10">Edema: pos. = 925 ; neg. = 111195</text:p>
      <text:p text:style-name="P10">Emphysema: pos. = 1093 ; neg. = 111027</text:p>
      <text:p text:style-name="P10">Fibrosis: pos. = 435 ; neg. = 111685</text:p>
      <text:p text:style-name="P10">Pleural_Thickening: pos. = 1143 ; neg. = 110977</text:p>
      <text:p text:style-name="P10">Hernia: pos. = 86 ; neg. = 11203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15:21:43.409801173</meta:creation-date>
    <dc:date>2020-05-28T14:43:06.076870368</dc:date>
    <meta:editing-duration>P1DT1H50M31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3" meta:paragraph-count="124" meta:word-count="1022" meta:character-count="4906" meta:non-whitespace-character-count="4008"/>
  </office:meta>
</office:document-meta>
</file>